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61cm" fo:margin-left="1.08cm" fo:margin-top="0cm" fo:margin-bottom="0cm" table:align="left" style:writing-mode="lr-tb"/>
    </style:style>
    <style:style style:name="Таблица1.A" style:family="table-column">
      <style:table-column-properties style:column-width="3.17cm"/>
    </style:style>
    <style:style style:name="Таблица1.B" style:family="table-column">
      <style:table-column-properties style:column-width="3.104cm"/>
    </style:style>
    <style:style style:name="Таблица1.D" style:family="table-column">
      <style:table-column-properties style:column-width="3.106cm"/>
    </style:style>
    <style:style style:name="Таблица1.E" style:family="table-column">
      <style:table-column-properties style:column-width="3.12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 style:list-style-name="WWNum2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50%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4pt" style:font-size-asian="14pt" style:font-size-complex="14pt"/>
    </style:style>
    <style:style style:name="P14" style:family="paragraph" style:parent-style-name="List_20_Paragraph" style:list-style-name="WWNum2">
      <style:paragraph-properties fo:line-height="150%"/>
      <style:text-properties fo:font-size="14pt" fo:language="ru" fo:country="RU" style:font-size-asian="14pt" style:font-size-complex="14pt"/>
    </style:style>
    <style:style style:name="P15" style:family="paragraph" style:parent-style-name="List_20_Paragraph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List_20_Paragraph">
      <style:paragraph-properties fo:margin-left="0cm" fo:margin-right="0cm" fo:line-height="150%" fo:text-indent="0cm" style:auto-text-indent="false"/>
      <style:text-properties fo:font-size="14pt" fo:language="ru" fo:country="RU" style:font-size-asian="14pt" style:font-size-complex="14pt"/>
    </style:style>
    <style:style style:name="P17" style:family="paragraph" style:parent-style-name="List_20_Paragraph" style:list-style-name="WWNum1">
      <style:paragraph-properties fo:margin-left="0cm" fo:margin-right="0cm" fo:line-height="150%" fo:text-indent="0cm" style:auto-text-indent="false"/>
      <style:text-properties fo:font-size="14pt" fo:language="ru" fo:country="RU" style:font-size-asian="14pt" style:font-size-complex="14pt"/>
    </style:style>
    <style:style style:name="P18" style:family="paragraph" style:parent-style-name="List_20_Paragraph">
      <style:paragraph-properties fo:margin-left="0cm" fo:margin-right="0cm" fo:line-height="150%" fo:text-indent="0cm" style:auto-text-indent="false"/>
      <style:text-properties fo:font-size="14pt" style:font-size-asian="14pt" style:font-size-complex="14pt"/>
    </style:style>
    <style:style style:name="P19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20" style:family="paragraph" style:parent-style-name="List_20_Paragraph">
      <style:paragraph-properties fo:margin-left="0cm" fo:margin-right="0cm" fo:line-height="150%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List_20_Paragraph">
      <style:paragraph-properties fo:margin-left="0cm" fo:margin-right="0cm" fo:margin-top="0cm" fo:margin-bottom="0cm" fo:line-height="15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List_20_Paragraph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language="en" fo:country="US" style:font-name-complex="Times New Roman1"/>
    </style:style>
    <style:style style:name="T2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" style:family="text">
      <style:text-properties style:font-name="Times New Roman" fo:language="en" fo:country="US" fo:font-weight="normal" style:font-weight-asian="normal" style:font-name-complex="Times New Roman1" style:font-weight-complex="normal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normal" style:font-weight-asian="normal" style:font-name-complex="Times New Roman1" style:font-weight-complex="normal"/>
    </style:style>
    <style:style style:name="T6" style:family="text">
      <style:text-properties style:font-name="Times New Roman" fo:font-weight="bold" style:font-weight-asian="bold" style:font-name-complex="Times New Roman1" style:font-weight-complex="bold"/>
    </style:style>
    <style:style style:name="T7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8" style:family="text">
      <style:text-properties style:font-name="Times New Roman" fo:language="ru" fo:country="RU" fo:font-weight="normal" style:font-weight-asian="normal" style:font-name-complex="Times New Roman1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3">Содержание</text:span>:</text:p>
      <text:p text:style-name="P3">1)<text:span text:style-name="T11">Модуль Первый</text:span></text:p>
      <text:p text:style-name="P1">2)Модуль Второй</text:p>
      <text:p text:style-name="P1">3)Модуль Третий</text:p>
      <text:p text:style-name="P1">4)Модуль Четвертый</text:p>
      <text:p text:style-name="P1">5)Модуль Пятый</text:p>
      <text:p text:style-name="P1">6)Заключение</text:p>
      <text:p text:style-name="P3">7)<text:span text:style-name="T11">Приложения</text:span></text:p>
      <text:p text:style-name="P1"/>
      <text:p text:style-name="P4"><text:span text:style-name="T13">Цель</text:span>: <text:span text:style-name="T11">Усвоение и практика основных тем второго семестра на Языке Программирования </text:span><text:span text:style-name="T9">Java.</text:span></text:p>
      <text:p text:style-name="P2"/>
      <text:p text:style-name="P4"><text:span text:style-name="T13">МОДУЛЬ <text:s/>ПЕРВЫЙ</text:span>:</text:p>
      <text:p text:style-name="P4"><text:span text:style-name="T12">З</text:span><text:span text:style-name="T10">адача </text:span><text:span text:style-name="T12">№ 1</text:span><text:span text:style-name="T9">:''</text:span><text:span text:style-name="T1">Методом</text:span><text:span text:style-name="T4"> наименьших квадратов подготовьте формулу для вычисления коэффициентов множественной линейной регрессии.</text:span><text:span text:style-name="T1">''</text:span></text:p>
      <text:p text:style-name="P1"><text:span text:style-name="T4">Для вычисления коэффициентов линейной прогрессии в классе </text:span><text:span text:style-name="T2">Main</text:span><text:span text:style-name="T1"> </text:span><text:span text:style-name="T4">имеется метод </text:span><text:span text:style-name="T2">test, </text:span><text:span text:style-name="T5">который на вход принимает два массива, преобразующихся в матрицу, благодаря подключенной библиотеке </text:span><text:span text:style-name="T2">Jama</text:span><text:span text:style-name="T3">. </text:span><text:span text:style-name="T5">На выходе получаются нужные нам коэффиценты.</text:span></text:p>
      <text:p text:style-name="P1"><text:span text:style-name="T5">Для проверки верности данных коэффицентов в классе </text:span><text:span text:style-name="T2">Main</text:span><text:span text:style-name="T3"> </text:span><text:span text:style-name="T5">функционирует метод </text:span><text:span text:style-name="T3">error, </text:span><text:span text:style-name="T5">вычисляющий ошибку полученных данных.</text:span></text:p>
      <text:p text:style-name="P6">Данная программа полностью функционирует и выполняет все нужные действия дял решение задачи</text:p>
      <text:p text:style-name="P1"><text:span text:style-name="T6">З</text:span><text:span text:style-name="T2">адача </text:span><text:span text:style-name="T6">№ 2</text:span><text:span text:style-name="T5">:</text:span><text:span text:style-name="T3">''Создайте метод, в котором предусмотрите ввод статистических данных с консоли и их подготовку для подачи в подготовленную ранее формул.''</text:span></text:p>
      <text:p text:style-name="P1"><text:span text:style-name="T5">Для решения данной проблемы в классе </text:span><text:span text:style-name="T2">Main</text:span><text:span text:style-name="T3"> </text:span><text:span text:style-name="T5">определен объект класса </text:span><text:span text:style-name="T3">Scanner, </text:span><text:span text:style-name="T5">с помощью которого и обеспечивается ввод данных для матрицы с консоли.</text:span></text:p>
      <text:p text:style-name="P1"><text:span text:style-name="T6">З</text:span><text:span text:style-name="T2">адача </text:span><text:span text:style-name="T6">№ </text:span><text:span text:style-name="T2">3</text:span><text:span text:style-name="T3">:''Для</text:span><text:span text:style-name="T5"> вычисления прогноза введите с консоли значения факторов. Используйте шаблон класса А для реализации механизма обратного вызова, в теле интерфейсного метода пропишите вычисление коэффициентов модели</text:span><text:span text:style-name="T3">''</text:span></text:p>
      <text:p text:style-name="P1"><text:soft-page-break/><text:span text:style-name="T5">Для Задачи № 3 в программе созданы интерфейс </text:span><text:span text:style-name="T2">Handler</text:span><text:span text:style-name="T3"> </text:span><text:span text:style-name="T5">и 2 класса, а </text:span><text:span text:style-name="T5">именно:</text:span><text:span text:style-name="T6">Button</text:span><text:span text:style-name="T5">,</text:span><text:span text:style-name="T2">ButtonClickHandler</text:span><text:span text:style-name="T3">. </text:span><text:span text:style-name="T5">Данный способ работает по принципу работки кнопки, при нажатии которой выполняется действие:в классе </text:span><text:span text:style-name="T2">Button</text:span><text:span text:style-name="T3"> </text:span><text:span text:style-name="T5">определены методы </text:span><text:span text:style-name="T2">Execute</text:span><text:span text:style-name="T3"> </text:span><text:span text:style-name="T5">и </text:span><text:span text:style-name="T2">Click</text:span><text:span text:style-name="T3">. </text:span><text:span text:style-name="T5">При вызове метода </text:span><text:span text:style-name="T2">Click</text:span><text:span text:style-name="T3"> </text:span><text:span text:style-name="T5">срабатывает метод </text:span><text:span text:style-name="T3">execute.</text:span></text:p>
      <text:p text:style-name="P1"><text:span text:style-name="T2">Задача № </text:span><text:span text:style-name="T6">4</text:span><text:span text:style-name="T3">:''Методом наименьших квадратов для линейной парной регрессии создайте модель , где <text:s/>и <text:s/>-числовые параметры модели, значения которых нужно оценить с помощью статистических данных, <text:s/>- переменная времени, принимающая значения 1, 2, 3… .''</text:span></text:p>
      <text:p text:style-name="P1"><text:span text:style-name="T5">Для четвертой задачи в </text:span><text:span text:style-name="T2">Main</text:span><text:span text:style-name="T3"> </text:span><text:span text:style-name="T5">была введена часть кода.</text:span></text:p>
      <text:p text:style-name="P1"><text:span text:style-name="T2">Задача № </text:span><text:span text:style-name="T6">5</text:span><text:span text:style-name="T3">:''Применяя шаблон класса D, используйте для прогноза две модели.''</text:span></text:p>
      <text:p text:style-name="P1"><text:span text:style-name="T5">Д</text:span><text:span text:style-name="T3">ля п</text:span><text:span text:style-name="T5">ятой</text:span><text:span text:style-name="T3"> задачи в </text:span><text:span text:style-name="T2">Main</text:span><text:span text:style-name="T3"> была введена часть кода.</text:span></text:p>
      <text:p text:style-name="P8"/>
      <text:p text:style-name="P7">МОДУЛЬ ВТОРОЙ</text:p>
      <text:list xml:id="list1518607211876278754" text:style-name="WWNum1">
        <text:list-header>
          <text:p text:style-name="P17"><text:span text:style-name="T6">З</text:span><text:span text:style-name="T2">адача </text:span><text:span text:style-name="T6">№ 1</text:span><text:span text:style-name="T3">:''</text:span><text:span text:style-name="T5">Произвольную структуру данных (кроме кучи) <text:s/>представьте в виде массива и виде класса. Для обоих случаев создайте методы поиска заданного элемента.</text:span><text:span text:style-name="T3">''</text:span></text:p>
        </text:list-header>
      </text:list>
      <text:p text:style-name="P16"><text:span text:style-name="T5">Решения первых двух задач представлены в отдельных программах: </text:span><text:span text:style-name="T2">LINKEDLIST</text:span><text:span text:style-name="T3">(</text:span><text:span text:style-name="T5">связный список)</text:span><text:span text:style-name="T3"> </text:span><text:span text:style-name="T5">и </text:span><text:span text:style-name="T2">STACK</text:span><text:span text:style-name="T5">(стэк).</text:span></text:p>
      <text:p text:style-name="P16"><text:span text:style-name="T2">LINKEDLIST</text:span><text:span text:style-name="T3">:</text:span></text:p>
      <text:p text:style-name="P16"><text:span text:style-name="T5">В связном списке имеются три класса:</text:span><text:span text:style-name="T2">LinkedList</text:span><text:span text:style-name="T3">,</text:span><text:span text:style-name="T2">LinkedListNode</text:span><text:span text:style-name="T3">,</text:span><text:span text:style-name="T2">Node</text:span><text:span text:style-name="T3">.</text:span><text:span text:style-name="T5">Эти классы не нуждаются в разъяснении. Принцип работы такой же, как и у классического связного списка</text:span></text:p>
      <text:p text:style-name="P16"><text:span text:style-name="T2">STACK</text:span><text:span text:style-name="T3">:</text:span></text:p>
      <text:p text:style-name="P16"><text:span text:style-name="T5">Стэк представлен в виде массива и в нем определены методы:</text:span><text:span text:style-name="T2">Push</text:span><text:span text:style-name="T3">,</text:span><text:span text:style-name="T2">Pop</text:span><text:span text:style-name="T3">,</text:span><text:span text:style-name="T2">Peak</text:span><text:span text:style-name="T3">,</text:span><text:span text:style-name="T2">Size</text:span><text:span text:style-name="T3">,</text:span><text:span text:style-name="T2">IsEmpty</text:span><text:span text:style-name="T3">.</text:span><text:span text:style-name="T5">-которые работают так же как и в классическом стэке.</text:span></text:p>
      <text:p text:style-name="P4"><text:span text:style-name="T11">З</text:span><text:span text:style-name="T9">адача</text:span><text:span text:style-name="T2"> </text:span><text:span text:style-name="T7">№ 2</text:span><text:span text:style-name="T3">:''Из произвольного массива создайте кучу, используя процедуру. Max_Heapify.''</text:span></text:p>
      <text:p text:style-name="P16"><text:soft-page-break/><text:span text:style-name="T5">В программе </text:span><text:span text:style-name="T2">Module2</text:span><text:span text:style-name="T3"> </text:span><text:span text:style-name="T5">определен класс </text:span><text:span text:style-name="T2">Heap</text:span><text:span text:style-name="T3">, </text:span><text:span text:style-name="T5">связанный с кучей, в котором функционирует метод</text:span><text:span text:style-name="T6"> </text:span><text:span text:style-name="T2">BuildHeap</text:span><text:span text:style-name="T3">, </text:span><text:span text:style-name="T5">работающий на основе </text:span><text:span text:style-name="T2">MaxHeapify</text:span><text:span text:style-name="T3">, </text:span><text:span text:style-name="T5">Формируется куча, основываясь на получаемых данных и сравнения этих данных, после чего числа меняются местами, если последовательность кучи нарушена.</text:span></text:p>
      <text:p text:style-name="P11"><text:span text:style-name="T5">З</text:span><text:span text:style-name="T3">адача</text:span><text:span text:style-name="T2"> </text:span><text:span text:style-name="T6">№ </text:span><text:span text:style-name="T2">3</text:span><text:span text:style-name="T3">:''Представьте структуру кучи в виде класса и создайте метод удаления элемента из кучи с последующим восстановлением свойства кучи.''</text:span></text:p>
      <text:p text:style-name="P13"><text:span text:style-name="T8">Для удаления элементов в </text:span><text:span text:style-name="T2">Heap</text:span><text:span text:style-name="T3"> </text:span><text:span text:style-name="T8">имеется метод</text:span><text:span text:style-name="T7"> </text:span><text:span text:style-name="T2">DeleteElem</text:span><text:span text:style-name="T3">, </text:span><text:span text:style-name="T8">удаляющий определенный элемент из кучи и восстанавливающий после свойства кучи.</text:span></text:p>
      <text:p text:style-name="P11"><text:span text:style-name="T5">З</text:span><text:span text:style-name="T3">адача</text:span><text:span text:style-name="T2"> </text:span><text:span text:style-name="T6">№ 4</text:span><text:span text:style-name="T3">:''Отсортируйте произвольный массив с помощью пирамидальной сортировки.''</text:span></text:p>
      <text:p text:style-name="P11"><text:span text:style-name="T5">Для сортировки произвольного массива пирамидальной сортировкой используется метод </text:span><text:span text:style-name="T2">HeapSort</text:span><text:span text:style-name="T3">, </text:span><text:span text:style-name="T5">находящийся в </text:span><text:span text:style-name="T2">Heap</text:span><text:span text:style-name="T3">.</text:span></text:p>
      <text:p text:style-name="P9"/>
      <text:p text:style-name="P12"><text:span text:style-name="T1">МОДУЛЬ </text:span><text:span text:style-name="T4">ТРЕТИЙ</text:span></text:p>
      <text:p text:style-name="P16"><text:span text:style-name="T6">З</text:span><text:span text:style-name="T2">адача </text:span><text:span text:style-name="T6">№ 1</text:span><text:span text:style-name="T3">:''В классе Formation создайте ситуации, вырабатывающие исключения классов ArithmeticException, IndexOutOfBoundException, IllegalArgumentException, NullPointerException, NumberFormatException и предусмотрите их обработку.''</text:span></text:p>
      <text:p text:style-name="P18"><text:span text:style-name="T8">В Третьем Модуле происходит искусственное создание проблем и обрабатка исключений: </text:span><text:span text:style-name="T2">ArithmeticException</text:span><text:span text:style-name="T3">, </text:span><text:span text:style-name="T2">IndexOutOfBoundException</text:span><text:span text:style-name="T3">, </text:span><text:span text:style-name="T2">IllegalArgumentException</text:span><text:span text:style-name="T3">, </text:span><text:span text:style-name="T2">NullPointerException</text:span><text:span text:style-name="T3">, </text:span><text:span text:style-name="T2">NumberFormatException</text:span><text:span text:style-name="T3">.</text:span></text:p>
      <text:p text:style-name="P16"><text:span text:style-name="T2">Задача № 2</text:span><text:span text:style-name="T3">:''Создайте собственный класс исключений, в котором обрабатывается, как исключение, значение баланса узла, большее 1. Организуйте обработку исключения, используя оператор throws и не используя его ''</text:span></text:p>
      <text:p text:style-name="P16"><text:span text:style-name="T5">В </text:span><text:span text:style-name="T2">Formation1</text:span><text:span text:style-name="T3"> </text:span><text:span text:style-name="T5">создается статистический класс </text:span><text:span text:style-name="T2">InvalidValueOfBalance</text:span><text:span text:style-name="T3">, который возвращает сообщение ''</text:span><text:span text:style-name="T2">InvalidBalanceValue</text:span><text:span text:style-name="T3">'' </text:span><text:span text:style-name="T5">при выбросе исключения, если значения баланса узла больше, чем 1</text:span></text:p>
      <text:p text:style-name="P16"><text:span text:style-name="T2">Задача № 3</text:span><text:span text:style-name="T3">:''В классе Perc2 создайте исключение, при котором на каждой </text:span><text:soft-page-break/><text:span text:style-name="T3">итерации цикла выводится на консоль сообщение «Величина ошибки превышает допустимый уровень», если gEr&gt;0.001.</text:span><text:bookmark text:name="_GoBack"/><text:span text:style-name="T3"> ''</text:span></text:p>
      <text:p text:style-name="P16"><text:span text:style-name="T5">Для решения данный проблемы в </text:span><text:span text:style-name="T2">Perc2</text:span><text:span text:style-name="T3"> </text:span><text:span text:style-name="T5">добавляется часть кода, выбрасывающая исключение, если <text:s/></text:span><text:span text:style-name="T3">gEr&gt;0.001</text:span></text:p>
      <text:p text:style-name="P19"/>
      <text:p text:style-name="P10">ЧЕТВЕРТЫЙ МОДУЛЬ</text:p>
      <text:p text:style-name="P16"><text:span text:style-name="T6">З</text:span><text:span text:style-name="T2">адача </text:span><text:span text:style-name="T6">№ 1</text:span><text:span text:style-name="T5">:Создайте файл </text:span><text:span text:style-name="T3">csv</text:span><text:span text:style-name="T5">-формата следующего вида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21">ФИО</text:p>
          </table:table-cell>
          <table:table-cell table:style-name="Таблица1.A1" office:value-type="string">
            <text:p text:style-name="P21">Экзамен 1</text:p>
          </table:table-cell>
          <table:table-cell table:style-name="Таблица1.A1" office:value-type="string">
            <text:p text:style-name="P21">Экзамен 2</text:p>
          </table:table-cell>
          <table:table-cell table:style-name="Таблица1.A1" office:value-type="string">
            <text:p text:style-name="P21">Экзамен 3</text:p>
          </table:table-cell>
          <table:table-cell table:style-name="Таблица1.A1" office:value-type="string">
            <text:p text:style-name="P21">Средний балл</text:p>
          </table:table-cell>
        </table:table-row>
        <table:table-row table:style-name="Таблица1.1">
          <table:table-cell table:style-name="Таблица1.A1" office:value-type="string">
            <text:p text:style-name="P21">Иванов Иван Иванович</text:p>
          </table:table-cell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5</text:p>
          </table:table-cell>
        </table:table-row>
        <table:table-row table:style-name="Таблица1.1">
          <table:table-cell table:style-name="Таблица1.A1" office:value-type="string">
            <text:p text:style-name="P21">Петров Пётр Петрович</text:p>
          </table:table-cell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22">4</text:p>
          </table:table-cell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4</text:p>
          </table:table-cell>
        </table:table-row>
        <table:table-row table:style-name="Таблица1.1"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</table:table-row>
        <table:table-row table:style-name="Таблица1.1"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</table:table-row>
      </table:table>
      <text:p text:style-name="P15"/>
      <text:p text:style-name="P16"><text:span text:style-name="T5">По аналогии с программой </text:span><text:span text:style-name="T3">Interval</text:span><text:span text:style-name="T5">2.</text:span><text:span text:style-name="T3">java</text:span><text:span text:style-name="T5"> выведите на консоль ФИО студента и средний балл.</text:span></text:p>
      <text:p text:style-name="P16"><text:span text:style-name="T5">В </text:span><text:span text:style-name="T2">MODULE4</text:span><text:span text:style-name="T3">, </text:span><text:span text:style-name="T5">классе </text:span><text:span text:style-name="T2">InputCVS</text:span><text:span text:style-name="T3"> </text:span><text:span text:style-name="T5">производится считывания информации из файла, прикрепленного к программе, после обработки данных в консоль выводится ФИО ученика и его Средний Балл, основанный на данных, полученных из </text:span><text:span text:style-name="T3">CVS.</text:span><text:span text:style-name="T5">Сделано по аналогии примера с небольшими корректировками.</text:span></text:p>
      <text:p text:style-name="P16"><text:span text:style-name="T6">З</text:span><text:span text:style-name="T2">адача </text:span><text:span text:style-name="T6">№ 2</text:span><text:span text:style-name="T5">:</text:span><text:span text:style-name="T3">''</text:span><text:span text:style-name="T5">Реализуйте алгоритм Рабина-Карпа поиска подстроки в строке.</text:span></text:p>
      <text:p text:style-name="P16"><text:span text:style-name="T5">Подкорректируйте <text:s/>алгоритм поиска так, чтобы программа возвращала индексы всех вхождений искомой подстроки.</text:span><text:span text:style-name="T3">''</text:span></text:p>
      <text:p text:style-name="P16"><text:span text:style-name="T5">Для реализации данного алгоритма в </text:span><text:span text:style-name="T6">Четвертом Модул</text:span><text:span text:style-name="T5">е создан класс </text:span><text:span text:style-name="T2">Algo</text:span><text:span text:style-name="T3">. </text:span><text:span text:style-name="T5">В нем имеются два метода,</text:span><text:span text:style-name="T2">RabinKarp</text:span><text:span text:style-name="T3">, </text:span><text:span text:style-name="T5">в котором и происходит основная часть алгоритма, на вход которого подаются строка и искомая подстрока. Результатом которой является номер вхождения элемента. Во втором методе </text:span><text:span text:style-name="T3">''</text:span><text:span text:style-name="T2">getHashLine</text:span><text:span text:style-name="T3">'' </text:span><text:span text:style-name="T5">вычисляется хэш нужной строки.</text:span></text:p>
      <text:p text:style-name="P20"/>
      <text:p text:style-name="P20"><text:soft-page-break/>МОДУЛЬ ПЯТЬ</text:p>
      <text:p text:style-name="P16"><text:span text:style-name="T6">З</text:span><text:span text:style-name="T2">адача </text:span><text:span text:style-name="T6">№ 1</text:span><text:span text:style-name="T5">:</text:span><text:span text:style-name="T3">''</text:span><text:span text:style-name="T5">Реализуйте алгоритм Кнута-Морриса-Пратта, создав в нём метод, вычисляющий длины хеш-функций исследуемой строки.</text:span><text:span text:style-name="T3">''</text:span></text:p>
      <text:p text:style-name="P16"><text:span text:style-name="T5">Реализация КМП представлена в программе </text:span><text:span text:style-name="T2">KMP</text:span><text:span text:style-name="T3">. </text:span><text:span text:style-name="T5">В классе</text:span><text:span text:style-name="T6"> </text:span><text:span text:style-name="T2">kmp</text:span><text:span text:style-name="T3"> </text:span><text:span text:style-name="T5">3 метода:</text:span><text:span text:style-name="T2">PrefixFunction</text:span><text:span text:style-name="T3">,</text:span><text:span text:style-name="T2">KmpMatcher</text:span><text:span text:style-name="T3">,</text:span><text:span text:style-name="T2">All</text:span><text:span text:style-name="T3">,</text:span><text:span text:style-name="T5">-которые и представляют весь алгоритм КМП. В методе </text:span><text:span text:style-name="T2">PrefixFunction</text:span><text:span text:style-name="T3"> </text:span><text:span text:style-name="T5">вычисляется префикс функции, на вход поступает строка, после чего возвращается ее префикс. В </text:span><text:span text:style-name="T2">KmpMatcher</text:span><text:span text:style-name="T3"> </text:span><text:span text:style-name="T5">как раз и лежит основная часть алгоритма, которая и сравнивает две строки, возвращая номер элемента при удачном поиске и -1 при неудачном поиске. Метод </text:span><text:span text:style-name="T2">All</text:span><text:span text:style-name="T3"> </text:span><text:span text:style-name="T5">лишь расширяется функционал программы, позволяя вернуть все номера вхождения данного элемента.</text:span></text:p>
      <text:p text:style-name="P16"><text:span text:style-name="T6">З</text:span><text:span text:style-name="T2">адача </text:span><text:span text:style-name="T6">№ </text:span><text:span text:style-name="T2">2</text:span><text:span text:style-name="T5">:</text:span><text:span text:style-name="T3">''Организуйте поиск подстрок на разных потоках.''</text:span></text:p>
      <text:p text:style-name="P16"><text:span text:style-name="T5">Для решения подобной задачки имеется программа</text:span><text:span text:style-name="T6"> </text:span><text:span text:style-name="T2">KMP2</text:span><text:span text:style-name="T3">. </text:span><text:span text:style-name="T5">В консоль вводится основная строка для поиска подстрок и две нужные подстроки, которые распараллеливаются по потокам. Суть программы такая же, как и в </text:span><text:span text:style-name="T2">KMP</text:span></text:p>
      <text:p text:style-name="P19"/>
      <text:p text:style-name="P4"><text:span text:style-name="T2">Заключение</text:span><text:span text:style-name="T3">:</text:span><text:span text:style-name="T8">Благодаря практике были усвоены основные темы второго семестр</text:span><text:span text:style-name="T3">, </text:span><text:span text:style-name="T8">а именно:</text:span></text:p>
      <text:list xml:id="list861845045437169434" text:style-name="WWNum2">
        <text:list-item>
          <text:p text:style-name="P5">Сборка проекта. Библиотеки. Построение моделей.</text:p>
        </text:list-item>
        <text:list-item>
          <text:p text:style-name="P5">Хранение данных в оперативной памяти в виде сбалансированных деревьев поиска. </text:p>
        </text:list-item>
        <text:list-item>
          <text:p text:style-name="P5">Обработка исключений.</text:p>
        </text:list-item>
        <text:list-item>
          <text:p text:style-name="P5">Работа со строками.</text:p>
        </text:list-item>
        <text:list-item>
          <text:p text:style-name="P5">Многопоточное программирование.</text:p>
        </text:list-item>
        <text:list-item>
          <text:p text:style-name="P5">Работа с файлами: чтение, запись.</text:p>
        </text:list-item>
        <text:list-item>
          <text:p text:style-name="P14">Хеширование.</text:p>
        </text:list-item>
      </text:list>
      <text:p text:style-name="P4"><text:span text:style-name="T13">Приложения</text:span>:</text:p>
      <text:p text:style-name="P4">https://bitbucket.org/snesmagic/izshabakov/src/mast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0T18:06:27.85</meta:creation-date>
    <dc:date>2019-05-12T16:29:01.38</dc:date>
    <meta:editing-duration>PT55M9S</meta:editing-duration>
    <meta:editing-cycles>2</meta:editing-cycles>
    <meta:generator>OpenOffice/4.1.6$Win32 OpenOffice.org_project/416m1$Build-9790</meta:generator>
    <meta:document-statistic meta:table-count="1" meta:image-count="0" meta:object-count="0" meta:page-count="5" meta:paragraph-count="79" meta:word-count="891" meta:character-count="6930"/>
  </office:meta>
</office:document-meta>
</file>